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7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nv) adminht04671@server-ciber:/media/disk1/2023/whisper$ python main2.p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ICIO PROCESO: <text:s/>2023-04-26 21:16:14.0892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rectorio: <text:s/>/media/disk1/2023/whisper/audios/Efe_20200401_130322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chero: <text:s/>Efe_20200401_130322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ICIO TRANSCRIPCION FICHERO: Efe_20200401_130322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023-04-26 21:16:23.3235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N TRANSCRIPCION FICHERO: <text:s/>Efe_20200401_130322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023-04-26 21:20:23.9876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rectorio: <text:s/>/media/disk1/2023/whisper/audios/jairo1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chero: <text:s/>jairo1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ICIO TRANSCRIPCION FICHERO: jairo1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023-04-26 21:20:23.9876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N TRANSCRIPCION FICHERO: <text:s/>jairo1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023-04-26 21:23:31.6818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rectorio: <text:s/>/media/disk1/2023/whisper/audios/Efe Juan Varela 20191203_155448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chero: <text:s/>Efe Juan Varela 20191203_155448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ICIO TRANSCRIPCION FICHERO: Efe Juan Varela 20191203_155448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023-04-26 21:23:31.6818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N TRANSCRIPCION FICHERO: <text:s/>Efe Juan Varela 20191203_155448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023-04-26 21:27:11.0689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rectorio: <text:s/>/media/disk1/2023/whisper/audios/2020-01-14_conversación_con_Jairo_para_tratar_el_tema_del_presupuesto.mp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chero: <text:s/>2020-01-14_conversación_con_Jairo_para_tratar_el_tema_del_presupuesto.mp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ICIO TRANSCRIPCION FICHERO: 2020-01-14_conversación_con_Jairo_para_tratar_el_tema_del_presupuesto.mp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023-04-26 21:27:11.0689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N TRANSCRIPCION FICHERO: <text:s/>2020-01-14_conversación_con_Jairo_para_tratar_el_tema_del_presupuesto.mp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023-04-26 21:31:24.7259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rectorio: <text:s/>/media/disk1/2023/whisper/audios/EFE_DRA_GENERAL_20200401_120135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chero: <text:s/>EFE_DRA_GENERAL_20200401_120135.m4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ICIO TRANSCRIPCION FICHERO: EFE_DRA_GENERAL_20200401_120135.m4a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nv) adminht04671@server-ciber:/media/disk1/2023/whisper$ python main2.py</text:p>
          </table:table-cell>
          <table:table-cell table:number-columns-repeated="2"/>
          <table:table-cell office:value-type="string" calcext:value-type="string">
            <text:p>NICIO PROCESO: <text:s/>2023-04-27 10:43:28.45048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ICIO PROCESO: <text:s/>2023-04-27 10:43:28.450487</text:p>
          </table:table-cell>
          <table:table-cell table:number-columns-repeated="2"/>
          <table:table-cell office:value-type="string" calcext:value-type="string">
            <text:p>Directorio: <text:s/>/media/disk1/2023/whisper/audios/EFE_DRA_GENERAL_20200401_120135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ctorio: <text:s/>/media/disk1/2023/whisper/audios/EFE_DRA_GENERAL_20200401_120135.m4a</text:p>
          </table:table-cell>
          <table:table-cell table:number-columns-repeated="2"/>
          <table:table-cell office:value-type="string" calcext:value-type="string">
            <text:p>Fichero: <text:s/>EFE_DRA_GENERAL_20200401_120135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chero: <text:s/>EFE_DRA_GENERAL_20200401_120135.m4a</text:p>
          </table:table-cell>
          <table:table-cell table:number-columns-repeated="2"/>
          <table:table-cell office:value-type="string" calcext:value-type="string">
            <text:p>INICIO TRANSCRIPCION FICHERO: EFE_DRA_GENERAL_20200401_120135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ICIO TRANSCRIPCION FICHERO: EFE_DRA_GENERAL_20200401_120135.m4a</text:p>
          </table:table-cell>
          <table:table-cell table:number-columns-repeated="2"/>
          <table:table-cell office:value-type="string" calcext:value-type="string">
            <text:p>2023-04-27 10:43:37.7852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3-04-27 10:43:37.785292</text:p>
          </table:table-cell>
          <table:table-cell table:number-columns-repeated="2"/>
          <table:table-cell office:value-type="string" calcext:value-type="string">
            <text:p>FIN TRANSCRIPCION FICHERO: <text:s/>EFE_DRA_GENERAL_20200401_120135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N TRANSCRIPCION FICHERO: <text:s/>EFE_DRA_GENERAL_20200401_120135.m4a</text:p>
          </table:table-cell>
          <table:table-cell table:number-columns-repeated="2"/>
          <table:table-cell office:value-type="string" calcext:value-type="string">
            <text:p>2023-04-27 10:50:40.7221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3-04-27 10:50:40.722110</text:p>
          </table:table-cell>
          <table:table-cell table:number-columns-repeated="2"/>
          <table:table-cell office:value-type="string" calcext:value-type="string">
            <text:p>Directorio: <text:s/>/media/disk1/2023/whisper/audios/reunión_2_agencia_efe_20191029_155924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ctorio: <text:s/>/media/disk1/2023/whisper/audios/reunión_2_agencia_efe_20191029_155924.m4a</text:p>
          </table:table-cell>
          <table:table-cell table:number-columns-repeated="2"/>
          <table:table-cell office:value-type="string" calcext:value-type="string">
            <text:p>Fichero: <text:s/>reunión_2_agencia_efe_20191029_155924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chero: <text:s/>reunión_2_agencia_efe_20191029_155924.m4a</text:p>
          </table:table-cell>
          <table:table-cell table:number-columns-repeated="2"/>
          <table:table-cell office:value-type="string" calcext:value-type="string">
            <text:p>INICIO TRANSCRIPCION FICHERO: reunión_2_agencia_efe_20191029_155924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ICIO TRANSCRIPCION FICHERO: reunión_2_agencia_efe_20191029_155924.m4a</text:p>
          </table:table-cell>
          <table:table-cell table:number-columns-repeated="2"/>
          <table:table-cell office:value-type="string" calcext:value-type="string">
            <text:p>2023-04-27 10:50:40.722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3-04-27 10:50:40.722152</text:p>
          </table:table-cell>
          <table:table-cell table:number-columns-repeated="2"/>
          <table:table-cell office:value-type="string" calcext:value-type="string">
            <text:p>FIN TRANSCRIPCION FICHERO: <text:s/>reunión_2_agencia_efe_20191029_155924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N TRANSCRIPCION FICHERO: <text:s/>reunión_2_agencia_efe_20191029_155924.m4a</text:p>
          </table:table-cell>
          <table:table-cell table:number-columns-repeated="2"/>
          <table:table-cell office:value-type="string" calcext:value-type="string">
            <text:p>2023-04-27 10:57:54.8067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3-04-27 10:57:54.806705</text:p>
          </table:table-cell>
          <table:table-cell table:number-columns-repeated="2"/>
          <table:table-cell office:value-type="string" calcext:value-type="string">
            <text:p>Directorio: <text:s/>/media/disk1/2023/whisper/audios/jairo_20230330_183537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ctorio: <text:s/>/media/disk1/2023/whisper/audios/jairo_20230330_183537.m4a</text:p>
          </table:table-cell>
          <table:table-cell table:number-columns-repeated="2"/>
          <table:table-cell office:value-type="string" calcext:value-type="string">
            <text:p>Fichero: <text:s/>jairo_20230330_183537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chero: <text:s/>jairo_20230330_183537.m4a</text:p>
          </table:table-cell>
          <table:table-cell table:number-columns-repeated="2"/>
          <table:table-cell office:value-type="string" calcext:value-type="string">
            <text:p>INICIO TRANSCRIPCION FICHERO: jairo_20230330_183537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ICIO TRANSCRIPCION FICHERO: jairo_20230330_183537.m4a</text:p>
          </table:table-cell>
          <table:table-cell table:number-columns-repeated="2"/>
          <table:table-cell office:value-type="string" calcext:value-type="string">
            <text:p>2023-04-27 10:57:54.8067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3-04-27 10:57:54.806741</text:p>
          </table:table-cell>
          <table:table-cell table:number-columns-repeated="2"/>
          <table:table-cell office:value-type="string" calcext:value-type="string">
            <text:p>FIN TRANSCRIPCION FICHERO: <text:s/>jairo_20230330_183537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N TRANSCRIPCION FICHERO: <text:s/>jairo_20230330_183537.m4a</text:p>
          </table:table-cell>
          <table:table-cell table:number-columns-repeated="2"/>
          <table:table-cell office:value-type="string" calcext:value-type="string">
            <text:p>2023-04-27 11:01:22.5952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3-04-27 11:01:22.595218</text:p>
          </table:table-cell>
          <table:table-cell table:number-columns-repeated="2"/>
          <table:table-cell office:value-type="string" calcext:value-type="string">
            <text:p>Directorio: <text:s/>/media/disk1/2023/whisper/audios/jairo_20200513_173724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ctorio: <text:s/>/media/disk1/2023/whisper/audios/jairo_20200513_173724.m4a</text:p>
          </table:table-cell>
          <table:table-cell table:number-columns-repeated="2"/>
          <table:table-cell office:value-type="string" calcext:value-type="string">
            <text:p>Fichero: <text:s/>jairo_20200513_173724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chero: <text:s/>jairo_20200513_173724.m4a</text:p>
          </table:table-cell>
          <table:table-cell table:number-columns-repeated="2"/>
          <table:table-cell office:value-type="string" calcext:value-type="string">
            <text:p>INICIO TRANSCRIPCION FICHERO: jairo_20200513_173724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ICIO TRANSCRIPCION FICHERO: jairo_20200513_173724.m4a</text:p>
          </table:table-cell>
          <table:table-cell table:number-columns-repeated="2"/>
          <table:table-cell office:value-type="string" calcext:value-type="string">
            <text:p>2023-04-27 11:01:22.5952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3-04-27 11:01:22.595248</text:p>
          </table:table-cell>
          <table:table-cell table:number-columns-repeated="2"/>
          <table:table-cell office:value-type="string" calcext:value-type="string">
            <text:p>FIN TRANSCRIPCION FICHERO: <text:s/>jairo_20200513_173724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N TRANSCRIPCION FICHERO: <text:s/>jairo_20200513_173724.m4a</text:p>
          </table:table-cell>
          <table:table-cell table:number-columns-repeated="2"/>
          <table:table-cell office:value-type="string" calcext:value-type="string">
            <text:p>2023-04-27 11:04:10.7227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3-04-27 11:04:10.722723</text:p>
          </table:table-cell>
          <table:table-cell table:number-columns-repeated="2"/>
          <table:table-cell office:value-type="string" calcext:value-type="string">
            <text:p>Directorio: <text:s/>/media/disk1/2023/whisper/audios/jairo_20230413_185421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ctorio: <text:s/>/media/disk1/2023/whisper/audios/jairo_20230413_185421.m4a</text:p>
          </table:table-cell>
          <table:table-cell table:number-columns-repeated="2"/>
          <table:table-cell office:value-type="string" calcext:value-type="string">
            <text:p>Fichero: <text:s/>jairo_20230413_185421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chero: <text:s/>jairo_20230413_185421.m4a</text:p>
          </table:table-cell>
          <table:table-cell table:number-columns-repeated="2"/>
          <table:table-cell office:value-type="string" calcext:value-type="string">
            <text:p>INICIO TRANSCRIPCION FICHERO: jairo_20230413_185421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ICIO TRANSCRIPCION FICHERO: jairo_20230413_185421.m4a</text:p>
          </table:table-cell>
          <table:table-cell table:number-columns-repeated="2"/>
          <table:table-cell office:value-type="string" calcext:value-type="string">
            <text:p>2023-04-27 11:04:10.7227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3-04-27 11:04:10.722762</text:p>
          </table:table-cell>
          <table:table-cell table:number-columns-repeated="2"/>
          <table:table-cell office:value-type="string" calcext:value-type="string">
            <text:p>FIN TRANSCRIPCION FICHERO: <text:s/>jairo_20230413_185421.m4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N TRANSCRIPCION FICHERO: <text:s/>jairo_20230413_185421.m4a</text:p>
          </table:table-cell>
          <table:table-cell table:number-columns-repeated="2"/>
          <table:table-cell office:value-type="string" calcext:value-type="string">
            <text:p>2023-04-27 11:08:00.1824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3-04-27 11:08:00.182498</text:p>
          </table:table-cell>
          <table:table-cell table:number-columns-repeated="2"/>
          <table:table-cell office:value-type="string" calcext:value-type="string">
            <text:p>FIN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N TRABAJ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NICIO PROCESO: <text:s/>2023-04-27 14:43:59.9306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rectorio: <text:s/>/media/disk1/2023/whisper/audios/Ignacio de Miguel dos 2023-04-27 13-05-24.mk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chero: <text:s/>Ignacio de Miguel dos 2023-04-27 13-05-24.mk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ICIO TRANSCRIPCION FICHERO: Ignacio de Miguel dos 2023-04-27 13-05-24.mk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023-04-27 14:44:09.1906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N TRANSCRIPCION FICHERO: <text:s/>Ignacio de Miguel dos 2023-04-27 13-05-24.mk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023-04-27 14:56:04.6781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N TRABAJ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1:00:06.066808530</meta:creation-date>
    <dc:date>2023-04-27T17:38:47.810473461</dc:date>
    <meta:editing-duration>PT6H38M41S</meta:editing-duration>
    <meta:editing-cycles>4</meta:editing-cycles>
    <meta:generator>LibreOffice/7.3.7.2$Linux_X86_64 LibreOffice_project/30$Build-2</meta:generator>
    <meta:document-statistic meta:table-count="1" meta:cell-count="102" meta:object-count="0"/>
  </office:meta>
</office:document-meta>
</file>